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fb8" officeooo:paragraph-rsid="00145fb8"/>
    </style:style>
    <style:style style:name="P2" style:family="paragraph" style:parent-style-name="Title">
      <style:text-properties officeooo:paragraph-rsid="00145fb8"/>
    </style:style>
    <style:style style:name="T1" style:family="text">
      <style:text-properties officeooo:rsid="00162c99"/>
    </style:style>
    <style:style style:name="T2" style:family="text">
      <style:text-properties officeooo:rsid="001712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nststoffe aus Hanf</text:p>
      <text:p text:style-name="Subtitle">(Positionspapier)</text:p>
      <text:h text:style-name="Heading_20_1" text:outline-level="1">Grundsätzlich</text:h>
      <text:p text:style-name="P1">Hanf ist ein sehr schnell nachwachsender nachhaltiger Rohstoff, welcher wenig Res<text:span text:style-name="T2">s</text:span>ourcen verbraucht und sehr gute allgemeine Eigenschaften bietet. Hanf wird in den verschiedensten Anwendungsgebieten eingesetzt, von den Genussmitteln mal abgesehen. Da wären Textilien und Seile, Seifen, Öle, Dämmungsmittel im Hausbau, Karosserieteile im Auto und verschiedenste weitere Anwendungen.</text:p>
      <text:p text:style-name="P1"/>
      <text:p text:style-name="P1">In der Elektronik und bei Gerätegehäusen wird immer noch vorwiegend ölbasierter Kunststoff eingesetzt, da dieser Rohstoff dank Lobbyismus und Subventionen immer noch der günstigste zu sein scheint.</text:p>
      <text:p text:style-name="P1"/>
      <text:p text:style-name="P1">Mit einer industriellen Hanfplastikproduktion könnte man dem entgegenwirken. Dazu muss die Hanfindustrie jedoch gleich „ganz hochgefahren“ werden, damit wir die Industrie mit billigeren Produkten „zu uns locken“ können.</text:p>
      <text:p text:style-name="P1"/>
      <text:p text:style-name="P1">Im Gegensatz zur Raps- und Palmölproduktion kann man aus Hanf noch viele weitere Rohstoffe gewinnen. Desweiteren ist die Pflanze ökologisch verträglicher.</text:p>
      <text:h text:style-name="Heading_20_1" text:outline-level="1">Industrielle Produktion</text:h>
      <text:p text:style-name="P1">Hanf wird vorwiegend noch „von Hand“ hergestellt, das heisst, ein einsamer Hanfbauer hat sein halbwegs illegales Feld irgendwo in der Pampa, zu welchem er alle Woche mal hin fährt und händisch mit der Giesskanne das Zeug bearbeitet. Das ist industriell gesehen ein No-Go. Zum Glück hat Herr XYZ in der Uckermarck in Deutschland zur Produktion von Haus-Dämm-Material aus Hanf gleich von Anfang an „gross gedacht“ und die entsprechenden Maschinen für eine professionell-industrielle Hanfproduktion entwickelt (entwickeln lassen), welche seit Mitte 1990er Jahre benutzt und weiterentwickelt werden. Da können wir ganz sicher was anleiern...</text:p>
      <text:h text:style-name="Heading_20_1" text:outline-level="1">Hanfplatinen</text:h>
      <text:p text:style-name="P1">Platinen werden in jedem elektronischen Gerät verbaut. Dazu gibt es heute ölbasierende Produkte und Hartpapier. Hanf würde noch schneller verfügbar sein als der Rohstoff für das Hartpapier.</text:p>
      <text:p text:style-name="P1"/>
      <text:p text:style-name="P1">Hier ist auch die endgültige Rückführung des Produktes im Auge zu halten: Meistens wird der (europäische) Elektroschrott nach Afrika verschickt. Dort wird dann all der Plastik verbrannt, um an die edlen Metalle heran zu kommen. Das ist eine Umweltkatastrophe. Mit Hanfplatinen würde die Verbrennung zumindest ein bisschen ökologisch positiver verlaufen.</text:p>
      <text:h text:style-name="Heading_20_1" text:outline-level="1">Hanfgehäuse</text:h>
      <text:p text:style-name="P1">Wenn wir schon Hanfplatinen herstellen, können wir auch gleich die Gehäuse für all die Geräte aus Hanf machen. Warum auch nicht? (Bitte hier Gegenposition einfügen, mir fällt nämlich keine ein. <text:span text:style-name="T1">Jaja, schekel schekel...und sonst?</text:span>)</text:p>
      <text:p text:style-name="P1"/>
      <text:p text:style-name="P1">Weitere Vorschläge bitte an jaeggibe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8:27:49.479487183</meta:creation-date>
    <dc:date>2019-07-11T09:15:24.519000000</dc:date>
    <meta:editing-duration>PT9M15S</meta:editing-duration>
    <meta:editing-cycles>3</meta:editing-cycles>
    <meta:generator>LibreOffice/6.0.7.3$Windows_X86_64 LibreOffice_project/dc89aa7a9eabfd848af146d5086077aeed2ae4a5</meta:generator>
    <meta:document-statistic meta:table-count="0" meta:image-count="0" meta:object-count="0" meta:page-count="1" meta:paragraph-count="15" meta:word-count="344" meta:character-count="2510" meta:non-whitespace-character-count="2181"/>
  </office:meta>
</office:document-meta>
</file>